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ce2"/>
        <table:table-column table:style-name="co3" table:number-columns-repeated="1017" table:default-cell-style-name="Default"/>
        <table:table-row table:style-name="ro1">
          <table:table-cell table:style-name="ce3" office:value-type="string" calcext:value-type="string">
            <text:p>GWAS trait</text:p>
          </table:table-cell>
          <table:table-cell table:style-name="ce3" office:value-type="string" calcext:value-type="string">
            <text:p>tophits</text:p>
          </table:table-cell>
          <table:table-cell table:style-name="ce1" table:number-columns-repeated="3"/>
          <table:table-cell table:style-name="ce1" office:value-type="string" calcext:value-type="string">
            <text:p>tophits PP.H4.abf&gt;=0.8</text:p>
          </table:table-cell>
          <table:table-cell table:style-name="ce1" office:value-type="string" calcext:value-type="string">
            <text:p>% coloc</text:p>
          </table:table-cell>
          <table:table-cell table:style-name="ce1" table:number-columns-repeated="1017"/>
        </table:table-row>
        <table:table-row table:style-name="ro2">
          <table:table-cell table:style-name="ce3" office:value-type="string" calcext:value-type="string">
            <text:p>#Polyarthropathies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table:formula="of:=ROUND([.F2]/[.E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#Spondylopathi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table:formula="of:=ROUND([.F3]/[.E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DHD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office:value-type="float" office:value="557" calcext:value-type="float">
            <text:p>557</text:p>
          </table:table-cell>
          <table:table-cell table:formula="of:=ROUND([.F4]/[.E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lzheimer's disease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formula="of:=ROUND([.F5]/[.E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myotrophic lateral sclerosi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formula="of:=ROUND([.F6]/[.E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orexia nervos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formula="of:=ROUND([.F7]/[.E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y mental disord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ROUND([.F8]/[.E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trial fibrillation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table:formula="of:=ROUND([.F9]/[.E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utis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formula="of:=ROUND([.F10]/[.E10]*100)[.D1]:e1048576e8:[.E10]" office:value-type="string" office:string-value="" calcext:value-type="error">
            <text:p>Err:50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ipolar disorder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ROUND([.F11]/[.E1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Blood clot DVT bronchitis emphysema asthma rhinitis eczema allergy diagnosed by doctor: Hayfever allergic rhinitis or eczema</text:p>
          </table:table-cell>
          <table:table-cell table:style-name="ce3" office:value-type="float" office:value="1321" calcext:value-type="float">
            <text:p>132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ROUND([.F12]/[.E1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ce3" office:value-type="float" office:value="886" calcext:value-type="float">
            <text:p>88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ROUND([.F13]/[.E1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ROUND([.F14]/[.E1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PD differential diagnosi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ROUND([.F15]/[.E1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VID-19 (very severe respiratory confirmed vs population) RELEASE 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ROUND([.F16]/[.E1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ancer diagnosed by doctor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ROUND([.F17]/[.E1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ancer of digestive orga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ROUND([.F18]/[.E1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eliac disease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ROUND([.F19]/[.E1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hronic kidney diseas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ROUND([.F20]/[.E2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ugh on most day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ROUND([.F21]/[.E2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xarthrosis [arthrosis of hip](FG)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ROUND([.F22]/[.E2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ohn's disease</text:p>
          </table:table-cell>
          <table:table-cell table:style-name="ce3" office:value-type="float" office:value="2107" calcext:value-type="float">
            <text:p>210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ROUND([.F23]/[.E2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betes diagnosed by doctor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ROUND([.F24]/[.E2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D12.5 Sigmoid col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ROUND([.F25]/[.E2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D50 Iron deficiency anaemi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ROUND([.F26]/[.E2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G47 Sleep disorder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ROUND([.F27]/[.E2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H25 Senile catarac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ROUND([.F28]/[.E2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H26 Other cataract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ROUND([.F29]/[.E2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H33 Retinal detachments and break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ROUND([.F30]/[.E3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Diagnoses - main ICD10: I84 Haemorrhoi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ROUND([.F31]/[.E3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Diagnoses - main ICD10: K21.9 Gastro-oesophageal reflux disease without oesophagit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ROUND([.F32]/[.E3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ROUND([.F33]/[.E3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K52 Other non-infective gastro-enteritis and colit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ROUND([.F34]/[.E3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K57 Diverticular disease of intest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ROUND([.F35]/[.E3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K62.1 Rectal polyp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ROUND([.F36]/[.E3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K63.5 Polyp of colon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ROUND([.F37]/[.E3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38]/[.E3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L03.1 Cellulitis of other parts of limb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39]/[.E3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ROUND([.F40]/[.E4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M17.9 Gonarthrosis, unspecified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ROUND([.F41]/[.E4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M47 Spondylos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42]/[.E4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M67.4 Ganglio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ROUND([.F43]/[.E4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N20.0 Calculus of kidne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ROUND([.F44]/[.E4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N32 Other disorders of bladd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ROUND([.F45]/[.E4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agnoses - main ICD10: N39 Other disorders of urinary syste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ROUND([.F46]/[.E4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N40 Hyperplasia of prostate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ROUND([.F47]/[.E4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N81.1 Cystoce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ROUND([.F48]/[.E4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N84.0 Polyp of corpus uteri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ROUND([.F49]/[.E4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agnoses - main ICD10: R31 Unspecified haematuria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50]/[.E5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eases of the digestive system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ROUND([.F51]/[.E5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eases of the genitourinary syste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52]/[.E5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Diseases of the musculoskeletal system and connective tissu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ROUND([.F53]/[.E5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eases of the skin and subcutaneous tissu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54]/[.E5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orders of gallbladder, biliary tract and pancrea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/>
          <table:table-cell table:formula="of:=ROUND([.F55]/[.E5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orders of lens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ROUND([.F56]/[.E5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ctor diagnosed hayfever or allergic rhinitis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57]/[.E5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R- Breast cancer (Oncoarray)</text:p>
          </table:table-cell>
          <table:table-cell table:style-name="ce3" office:value-type="float" office:value="1976" calcext:value-type="float">
            <text:p>19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ROUND([.F58]/[.E5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arly age-related macular degeneration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59]/[.E5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czem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ROUND([.F60]/[.E6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dometrial cancer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61]/[.E6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er depressed for a whole week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62]/[.E6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treme body mass index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63]/[.E6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treme height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ROUND([.F64]/[.E6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ye problems/disorders: Glaucoma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65]/[.E6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Gou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66]/[.E6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Hearing aid user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ROUND([.F67]/[.E6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Ischemic stroke (cardioembolic)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68]/[.E6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Juvenile idiopathic arthritis (oligoarticular or rheumatoid factor-negative polyarticular)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69]/[.E6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Lung cancer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ROUND([.F70]/[.E7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lignant neoplasm of colo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ROUND([.F71]/[.E7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Malignant non-melanoma skin cancer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72]/[.E7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73]/[.E7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Mucinous ovarian cancer: invasive and low malignant potential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74]/[.E7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ltiple sclerosis</text:p>
          </table:table-cell>
          <table:table-cell table:style-name="ce3" office:value-type="float" office:value="474" calcext:value-type="float">
            <text:p>4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75]/[.E7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rve, nerve root and plexus disorder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76]/[.E7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steoarthritis of the hip or knee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77]/[.E7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ther pulmonary diagnosis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78]/[.E7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ther soft tissue disorders, not elsewhere classifie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79]/[.E7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ental longevity (both parents in top 10%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80]/[.E8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arkinson's disease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81]/[.E8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state cancer</text:p>
          </table:table-cell>
          <table:table-cell table:style-name="ce3" office:value-type="float" office:value="481" calcext:value-type="float">
            <text:p>4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82]/[.E8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soriasis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ROUND([.F83]/[.E8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Reason for glasses/contact lenses: For 'astigmatism'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84]/[.E8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Reason for glasses/contact lenses: For just reading/near work as you are getting older (called 'presbyopia')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85]/[.E8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86]/[.E86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87]/[.E87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noring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4"/>
          <table:table-cell table:formula="of:=ROUND([.F88]/[.E88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ype 1 diabetes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89]/[.E89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ype 2 diabetes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90]/[.E90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Vascular/heart problems diagnosed by doctor: High blood pressure</text:p>
          </table:table-cell>
          <table:table-cell table:style-name="ce3" office:value-type="float" office:value="632" calcext:value-type="float">
            <text:p>6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91]/[.E91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emotological cance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92]/[.E92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lignant neoplasm of male genital organs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F93]/[.E93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hizophrenia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94]/[.E94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psi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ROUND([.F95]/[.E95]*100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:Sheet1.G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11-13T12:14:57.964328682</meta:creation-date>
    <dc:date>2022-11-13T19:12:57.367109063</dc:date>
    <dc:creator>Aitor González</dc:creator>
    <meta:editing-duration>PT26M9S</meta:editing-duration>
    <meta:editing-cycles>22</meta:editing-cycles>
    <meta:generator>LibreOffice/7.3.6.2$Linux_X86_64 LibreOffice_project/30$Build-2</meta:generator>
    <meta:document-statistic meta:table-count="1" meta:cell-count="378" meta:object-count="0"/>
    <meta:user-defined meta:name="date">YYYY-11-DDT12:15:15.741</meta:user-defined>
  </office:meta>
</office:document-meta>
</file>